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s Informáticos de Soporte a la Colaboración y la Decisión</text:p>
      <text:p text:style-name="Standard">nuriahvergar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las </meta:initial-creator>
    <meta:creation-date>2021-01-28T09:15:47.24</meta:creation-date>
    <dc:date>2021-05-12T12:30:03</dc:date>
    <dc:creator>Nuria Hernández Vergara</dc:creator>
    <meta:editing-duration>PT5M1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1" meta:paragraph-count="2" meta:word-count="11" meta:character-count="77"/>
  </office:meta>
</office:document-meta>
</file>